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c126" officeooo:paragraph-rsid="001ec12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add the more efficient tools vanillatweak, in order to break glass faster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0-4: To add the more efficient tools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38:27.072753040</dc:date>
    <meta:editing-duration>PT2M3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2" meta:character-count="338" meta:non-whitespace-character-count="294"/>
  </office:meta>
</office:document-meta>
</file>